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12.114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5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Currency" style:data-style-name="N137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Excel_20_Built-in_20_Currency" style:data-style-name="N137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5" style:family="table-cell" style:parent-style-name="Excel_20_Built-in_20_Currency" style:data-style-name="N137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Excel_20_Built-in_20_Currency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Excel_20_Built-in_20_Currency" style:data-style-name="N137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Currency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9"/>
        <table:table-column table:style-name="co3" table:number-columns-repeated="4" table:default-cell-style-name="ce47"/>
        <table:table-column table:style-name="co4" table:default-cell-style-name="ce30"/>
        <table:table-column table:style-name="co5" table:default-cell-style-name="ce63"/>
        <table:table-column table:style-name="co6" table:default-cell-style-name="ce65"/>
        <table:table-column table:style-name="co4" table:number-columns-repeated="1014" table:default-cell-style-name="ce30"/>
        <table:table-row table:style-name="ro1">
          <table:table-cell table:number-columns-repeated="1023"/>
        </table:table-row>
        <table:table-row table:style-name="ro2">
          <table:table-cell/>
          <table:table-cell table:style-name="ce40"/>
          <table:table-cell table:style-name="ce48" office:value-type="string" calcext:value-type="string">
            <text:p>SET</text:p>
          </table:table-cell>
          <table:table-cell table:style-name="ce48" office:value-type="string" calcext:value-type="string">
            <text:p>OUT</text:p>
          </table:table-cell>
          <table:table-cell table:style-name="ce48" office:value-type="string" calcext:value-type="string">
            <text:p>NOV</text:p>
          </table:table-cell>
          <table:table-cell table:style-name="ce55" office:value-type="string" calcext:value-type="string">
            <text:p>DEZ</text:p>
          </table:table-cell>
          <table:table-cell/>
          <table:table-cell table:style-name="ce64" office:value-type="string" calcext:value-type="string" table:number-columns-spanned="5" table:number-rows-spanned="1">
            <text:p>Vendas</text:p>
          </table:table-cell>
          <table:covered-table-cell table:number-columns-repeated="4" table:style-name="ce64"/>
          <table:table-cell table:number-columns-repeated="1011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Recebimentos:</text:p>
          </table:table-cell>
          <table:covered-table-cell table:number-columns-repeated="3" table:style-name="ce14"/>
          <table:covered-table-cell table:style-name="ce22"/>
          <table:table-cell/>
          <table:table-cell table:style-name="ce64" office:value-type="string" calcext:value-type="string">
            <text:p>Julho</text:p>
          </table:table-cell>
          <table:table-cell table:style-name="ce66" office:value-type="float" office:value="256000" calcext:value-type="float">
            <text:p><text:s/>R$ 256.000,00 </text:p>
          </table:table-cell>
          <table:table-cell table:style-name="ce68" table:number-columns-spanned="1" table:number-rows-spanned="6"/>
          <table:table-cell table:style-name="ce64" office:value-type="string" calcext:value-type="string" table:number-columns-spanned="1" table:number-rows-spanned="2">
            <text:p>60 dias</text:p>
          </table:table-cell>
          <table:table-cell table:style-name="ce71" office:value-type="percentage" office:value="0.2" calcext:value-type="percentage" table:number-columns-spanned="1" table:number-rows-spanned="2">
            <text:p>2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Vendas a vista</text:p>
          </table:table-cell>
          <table:table-cell table:style-name="ce50" table:formula="of:=[.$I5]*[.$L$7]" office:value-type="float" office:value="94500" calcext:value-type="float">
            <text:p>R$ 94.500,00</text:p>
          </table:table-cell>
          <table:table-cell table:style-name="ce50" table:formula="of:=[.I6]*[.$L$7]" office:value-type="float" office:value="96000" calcext:value-type="float">
            <text:p>R$ 96.000,00</text:p>
          </table:table-cell>
          <table:table-cell table:style-name="ce50" table:formula="of:=[.I7]*[.$L$7]" office:value-type="float" office:value="90000" calcext:value-type="float">
            <text:p>R$ 90.000,00</text:p>
          </table:table-cell>
          <table:table-cell table:style-name="ce57" table:formula="of:=[.I8]*[.$L$7]" office:value-type="float" office:value="114000" calcext:value-type="float">
            <text:p>R$ 114.000,00</text:p>
          </table:table-cell>
          <table:table-cell/>
          <table:table-cell table:style-name="ce64" office:value-type="string" calcext:value-type="string">
            <text:p>Agosto</text:p>
          </table:table-cell>
          <table:table-cell table:style-name="ce66" office:value-type="float" office:value="228000" calcext:value-type="float">
            <text:p><text:s/>R$ 228.000,00 </text:p>
          </table:table-cell>
          <table:covered-table-cell table:style-name="ce35"/>
          <table:covered-table-cell table:style-name="ce64"/>
          <table:covered-table-cell table:style-name="ce37"/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Recebimentos 30 dias</text:p>
          </table:table-cell>
          <table:table-cell table:style-name="ce50" table:formula="of:=[.$I4]*[.$L$5]" office:value-type="float" office:value="114000" calcext:value-type="float">
            <text:p>R$ 114.000,00</text:p>
          </table:table-cell>
          <table:table-cell table:style-name="ce50" table:formula="of:=[.I5]*[.$L$5]" office:value-type="float" office:value="157500" calcext:value-type="float">
            <text:p>R$ 157.500,00</text:p>
          </table:table-cell>
          <table:table-cell table:style-name="ce50" table:formula="of:=[.I6]*[.$L$5]" office:value-type="float" office:value="160000" calcext:value-type="float">
            <text:p>R$ 160.000,00</text:p>
          </table:table-cell>
          <table:table-cell table:style-name="ce57" table:formula="of:=[.I7]*[.$L$5]" office:value-type="float" office:value="150000" calcext:value-type="float">
            <text:p>R$ 150.000,00</text:p>
          </table:table-cell>
          <table:table-cell/>
          <table:table-cell table:style-name="ce64" office:value-type="string" calcext:value-type="string">
            <text:p>Setembro</text:p>
          </table:table-cell>
          <table:table-cell table:style-name="ce66" office:value-type="float" office:value="315000" calcext:value-type="float">
            <text:p><text:s/>R$ 315.000,00 </text:p>
          </table:table-cell>
          <table:covered-table-cell table:style-name="ce35"/>
          <table:table-cell table:style-name="ce64" office:value-type="string" calcext:value-type="string" table:number-columns-spanned="1" table:number-rows-spanned="2">
            <text:p>30 dias</text:p>
          </table:table-cell>
          <table:table-cell table:style-name="ce71" office:value-type="percentage" office:value="0.5" calcext:value-type="percentage" table:number-columns-spanned="1" table:number-rows-spanned="2">
            <text:p>5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Recebimentos 60 dias</text:p>
          </table:table-cell>
          <table:table-cell table:style-name="ce50" table:formula="of:=[.$I3]*[.$L$3]" office:value-type="float" office:value="51200" calcext:value-type="float">
            <text:p>R$ 51.200,00</text:p>
          </table:table-cell>
          <table:table-cell table:style-name="ce50" table:formula="of:=[.I4]*[.$L$3]" office:value-type="float" office:value="45600" calcext:value-type="float">
            <text:p>R$ 45.600,00</text:p>
          </table:table-cell>
          <table:table-cell table:style-name="ce50" table:formula="of:=[.I5]*[.$L$3]" office:value-type="float" office:value="63000" calcext:value-type="float">
            <text:p>R$ 63.000,00</text:p>
          </table:table-cell>
          <table:table-cell table:style-name="ce57" table:formula="of:=[.I6]*[.$L$3]" office:value-type="float" office:value="64000" calcext:value-type="float">
            <text:p>R$ 64.000,00</text:p>
          </table:table-cell>
          <table:table-cell/>
          <table:table-cell table:style-name="ce64" office:value-type="string" calcext:value-type="string">
            <text:p>Outubro</text:p>
          </table:table-cell>
          <table:table-cell table:style-name="ce66" office:value-type="float" office:value="320000" calcext:value-type="float">
            <text:p><text:s/>R$ 320.000,00 </text:p>
          </table:table-cell>
          <table:covered-table-cell table:style-name="ce35"/>
          <table:covered-table-cell table:style-name="ce64"/>
          <table:covered-table-cell table:style-name="ce37"/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Aluguel</text:p>
          </table:table-cell>
          <table:table-cell table:number-columns-repeated="3" table:style-name="ce50" office:value-type="float" office:value="3000" calcext:value-type="float">
            <text:p>R$ 3.000,00</text:p>
          </table:table-cell>
          <table:table-cell table:style-name="ce57" office:value-type="float" office:value="3000" calcext:value-type="float">
            <text:p>R$ 3.000,00</text:p>
          </table:table-cell>
          <table:table-cell/>
          <table:table-cell table:style-name="ce64" office:value-type="string" calcext:value-type="string">
            <text:p>Novembro</text:p>
          </table:table-cell>
          <table:table-cell table:style-name="ce66" office:value-type="float" office:value="300000" calcext:value-type="float">
            <text:p><text:s/>R$ 300.000,00 </text:p>
          </table:table-cell>
          <table:covered-table-cell table:style-name="ce35"/>
          <table:table-cell table:style-name="ce64" office:value-type="string" calcext:value-type="string" table:number-columns-spanned="1" table:number-rows-spanned="2">
            <text:p>Vista</text:p>
          </table:table-cell>
          <table:table-cell table:style-name="ce71" office:value-type="percentage" office:value="0.3" calcext:value-type="percentage" table:number-columns-spanned="1" table:number-rows-spanned="2">
            <text:p>3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Venda de Imobilizado</text:p>
          </table:table-cell>
          <table:table-cell table:style-name="ce50" office:value-type="float" office:value="0" calcext:value-type="float">
            <text:p>R$ 0,00</text:p>
          </table:table-cell>
          <table:table-cell table:style-name="ce50" office:value-type="float" office:value="30000" calcext:value-type="float">
            <text:p>R$ 30.000,00</text:p>
          </table:table-cell>
          <table:table-cell table:style-name="ce50" office:value-type="float" office:value="0" calcext:value-type="float">
            <text:p>R$ 0,00</text:p>
          </table:table-cell>
          <table:table-cell table:style-name="ce57" office:value-type="float" office:value="20000" calcext:value-type="float">
            <text:p>R$ 20.000,00</text:p>
          </table:table-cell>
          <table:table-cell/>
          <table:table-cell table:style-name="ce64" office:value-type="string" calcext:value-type="string">
            <text:p>Dezembro</text:p>
          </table:table-cell>
          <table:table-cell table:style-name="ce66" office:value-type="float" office:value="380000" calcext:value-type="float">
            <text:p><text:s/>R$ 380.000,00 </text:p>
          </table:table-cell>
          <table:covered-table-cell table:style-name="ce36"/>
          <table:covered-table-cell table:style-name="ce64"/>
          <table:covered-table-cell table:style-name="ce37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Total de Recebimentos</text:p>
          </table:table-cell>
          <table:table-cell table:style-name="ce51" table:formula="of:=SUM([.C4:.C8])" office:value-type="float" office:value="262700" calcext:value-type="float">
            <text:p>R$ 262.700,00</text:p>
          </table:table-cell>
          <table:table-cell table:style-name="ce51" table:formula="of:=SUM([.D4:.D8])" office:value-type="float" office:value="332100" calcext:value-type="float">
            <text:p>R$ 332.100,00</text:p>
          </table:table-cell>
          <table:table-cell table:style-name="ce51" table:formula="of:=SUM([.E4:.E8])" office:value-type="float" office:value="316000" calcext:value-type="float">
            <text:p>R$ 316.000,00</text:p>
          </table:table-cell>
          <table:table-cell table:style-name="ce58" table:formula="of:=SUM([.F4:.F8])" office:value-type="float" office:value="351000" calcext:value-type="float">
            <text:p>R$ 351.000,00</text:p>
          </table:table-cell>
          <table:table-cell/>
          <table:table-cell table:style-name="ce64" table:number-columns-spanned="5" table:number-rows-spanned="1"/>
          <table:covered-table-cell table:number-columns-repeated="3" table:style-name="ce33"/>
          <table:covered-table-cell table:style-name="ce38"/>
          <table:table-cell table:number-columns-repeated="1011"/>
        </table:table-row>
        <table:table-row table:style-name="ro1">
          <table:table-cell/>
          <table:table-cell table:style-name="ce44" table:number-columns-spanned="5" table:number-rows-spanned="1"/>
          <table:covered-table-cell table:number-columns-repeated="3" table:style-name="ce17"/>
          <table:covered-table-cell table:style-name="ce25"/>
          <table:table-cell/>
          <table:table-cell table:style-name="ce64" office:value-type="string" calcext:value-type="string" table:number-columns-spanned="5" table:number-rows-spanned="1">
            <text:p>Pagamentos</text:p>
          </table:table-cell>
          <table:covered-table-cell table:number-columns-repeated="3" table:style-name="ce33"/>
          <table:covered-table-cell table:style-name="ce38"/>
          <table:table-cell table:number-columns-repeated="1011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Pagamentos:</text:p>
          </table:table-cell>
          <table:covered-table-cell table:number-columns-repeated="3" table:style-name="ce14"/>
          <table:covered-table-cell table:style-name="ce22"/>
          <table:table-cell/>
          <table:table-cell table:style-name="ce64" office:value-type="string" calcext:value-type="string">
            <text:p>Julho</text:p>
          </table:table-cell>
          <table:table-cell table:style-name="ce66" office:value-type="float" office:value="160000" calcext:value-type="float">
            <text:p><text:s/>R$ 160.000,00 </text:p>
          </table:table-cell>
          <table:table-cell table:style-name="ce68" table:number-columns-spanned="1" table:number-rows-spanned="6"/>
          <table:table-cell table:style-name="ce64" office:value-type="string" calcext:value-type="string" table:number-columns-spanned="1" table:number-rows-spanned="2">
            <text:p>60 dias</text:p>
          </table:table-cell>
          <table:table-cell table:style-name="ce71" office:value-type="percentage" office:value="0.3" calcext:value-type="percentage" table:number-columns-spanned="1" table:number-rows-spanned="2">
            <text:p>3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Compras a vista</text:p>
          </table:table-cell>
          <table:table-cell table:style-name="ce50" table:formula="of:=[.I13]*[.$L$15]" office:value-type="float" office:value="14500" calcext:value-type="float">
            <text:p>R$ 14.500,00</text:p>
          </table:table-cell>
          <table:table-cell table:style-name="ce50" table:formula="of:=[.I14]*[.$L$15]" office:value-type="float" office:value="16500" calcext:value-type="float">
            <text:p>R$ 16.500,00</text:p>
          </table:table-cell>
          <table:table-cell table:style-name="ce50" table:formula="of:=[.I15]*[.$L$15]" office:value-type="float" office:value="13200" calcext:value-type="float">
            <text:p>R$ 13.200,00</text:p>
          </table:table-cell>
          <table:table-cell table:style-name="ce57" table:formula="of:=[.I16]*[.$L$15]" office:value-type="float" office:value="15500" calcext:value-type="float">
            <text:p>R$ 15.500,00</text:p>
          </table:table-cell>
          <table:table-cell/>
          <table:table-cell table:style-name="ce64" office:value-type="string" calcext:value-type="string">
            <text:p>Agosto</text:p>
          </table:table-cell>
          <table:table-cell table:style-name="ce66" office:value-type="float" office:value="188000" calcext:value-type="float">
            <text:p><text:s/>R$ 188.000,00 </text:p>
          </table:table-cell>
          <table:covered-table-cell table:style-name="ce35"/>
          <table:covered-table-cell table:style-name="ce64"/>
          <table:covered-table-cell table:style-name="ce37"/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Pagamentos 30 dias</text:p>
          </table:table-cell>
          <table:table-cell table:style-name="ce50" table:formula="of:=[.I12]*[.$L$13]" office:value-type="float" office:value="112800" calcext:value-type="float">
            <text:p>R$ 112.800,00</text:p>
          </table:table-cell>
          <table:table-cell table:style-name="ce50" table:formula="of:=[.I13]*[.$L$13]" office:value-type="float" office:value="87000" calcext:value-type="float">
            <text:p>R$ 87.000,00</text:p>
          </table:table-cell>
          <table:table-cell table:style-name="ce50" table:formula="of:=[.I14]*[.$L$13]" office:value-type="float" office:value="99000" calcext:value-type="float">
            <text:p>R$ 99.000,00</text:p>
          </table:table-cell>
          <table:table-cell table:style-name="ce57" table:formula="of:=[.I15]*[.$L$13]" office:value-type="float" office:value="79200" calcext:value-type="float">
            <text:p>R$ 79.200,00</text:p>
          </table:table-cell>
          <table:table-cell/>
          <table:table-cell table:style-name="ce64" office:value-type="string" calcext:value-type="string">
            <text:p>Setembro</text:p>
          </table:table-cell>
          <table:table-cell table:style-name="ce66" office:value-type="float" office:value="145000" calcext:value-type="float">
            <text:p><text:s/>R$ 145.000,00 </text:p>
          </table:table-cell>
          <table:covered-table-cell table:style-name="ce35"/>
          <table:table-cell table:style-name="ce64" office:value-type="string" calcext:value-type="string" table:number-columns-spanned="1" table:number-rows-spanned="2">
            <text:p>30 dias</text:p>
          </table:table-cell>
          <table:table-cell table:style-name="ce71" office:value-type="percentage" office:value="0.6" calcext:value-type="percentage" table:number-columns-spanned="1" table:number-rows-spanned="2">
            <text:p>6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Pagamentos 60 dias</text:p>
          </table:table-cell>
          <table:table-cell table:style-name="ce50" table:formula="of:=[.I11]*[.$L$11]" office:value-type="float" office:value="48000" calcext:value-type="float">
            <text:p>R$ 48.000,00</text:p>
          </table:table-cell>
          <table:table-cell table:style-name="ce50" table:formula="of:=[.I12]*[.$L$11]" office:value-type="float" office:value="56400" calcext:value-type="float">
            <text:p>R$ 56.400,00</text:p>
          </table:table-cell>
          <table:table-cell table:style-name="ce50" table:formula="of:=[.I13]*[.$L$11]" office:value-type="float" office:value="43500" calcext:value-type="float">
            <text:p>R$ 43.500,00</text:p>
          </table:table-cell>
          <table:table-cell table:style-name="ce57" table:formula="of:=[.I14]*[.$L$11]" office:value-type="float" office:value="49500" calcext:value-type="float">
            <text:p>R$ 49.500,00</text:p>
          </table:table-cell>
          <table:table-cell/>
          <table:table-cell table:style-name="ce64" office:value-type="string" calcext:value-type="string">
            <text:p>Outubro</text:p>
          </table:table-cell>
          <table:table-cell table:style-name="ce66" office:value-type="float" office:value="165000" calcext:value-type="float">
            <text:p><text:s/>R$ 165.000,00 </text:p>
          </table:table-cell>
          <table:covered-table-cell table:style-name="ce35"/>
          <table:covered-table-cell table:style-name="ce64"/>
          <table:covered-table-cell table:style-name="ce37"/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Salários e Comissões (fixo mais 5% das vendas)</text:p>
          </table:table-cell>
          <table:table-cell table:style-name="ce50" table:formula="of:=8000+([.I5]*0.05)" office:value-type="float" office:value="23750" calcext:value-type="float">
            <text:p>R$ 23.750,00</text:p>
          </table:table-cell>
          <table:table-cell table:style-name="ce50" table:formula="of:=8000+([.I6]*0.05)" office:value-type="float" office:value="24000" calcext:value-type="float">
            <text:p>R$ 24.000,00</text:p>
          </table:table-cell>
          <table:table-cell table:style-name="ce50" table:formula="of:=8000+([.I7]*0.05)" office:value-type="float" office:value="23000" calcext:value-type="float">
            <text:p>R$ 23.000,00</text:p>
          </table:table-cell>
          <table:table-cell table:style-name="ce57" table:formula="of:=8000+([.I8]*0.05)" office:value-type="float" office:value="27000" calcext:value-type="float">
            <text:p>R$ 27.000,00</text:p>
          </table:table-cell>
          <table:table-cell/>
          <table:table-cell table:style-name="ce64" office:value-type="string" calcext:value-type="string">
            <text:p>Novembro</text:p>
          </table:table-cell>
          <table:table-cell table:style-name="ce66" office:value-type="float" office:value="132000" calcext:value-type="float">
            <text:p><text:s/>R$ 132.000,00 </text:p>
          </table:table-cell>
          <table:covered-table-cell table:style-name="ce35"/>
          <table:table-cell table:style-name="ce64" office:value-type="string" calcext:value-type="string" table:number-columns-spanned="1" table:number-rows-spanned="2">
            <text:p>Vista</text:p>
          </table:table-cell>
          <table:table-cell table:style-name="ce71" office:value-type="percentage" office:value="0.1" calcext:value-type="percentage" table:number-columns-spanned="1" table:number-rows-spanned="2">
            <text:p>10%</text:p>
          </table:table-cell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Impostos (15% das vendas)</text:p>
          </table:table-cell>
          <table:table-cell table:style-name="ce50" table:formula="of:=[.I5]*0.15" office:value-type="float" office:value="47250" calcext:value-type="float">
            <text:p>R$ 47.250,00</text:p>
          </table:table-cell>
          <table:table-cell table:style-name="ce50" table:formula="of:=[.I6]*0.15" office:value-type="float" office:value="48000" calcext:value-type="float">
            <text:p>R$ 48.000,00</text:p>
          </table:table-cell>
          <table:table-cell table:style-name="ce50" table:formula="of:=[.I7]*0.15" office:value-type="float" office:value="45000" calcext:value-type="float">
            <text:p>R$ 45.000,00</text:p>
          </table:table-cell>
          <table:table-cell table:style-name="ce57" table:formula="of:=[.I8]*0.15" office:value-type="float" office:value="57000" calcext:value-type="float">
            <text:p>R$ 57.000,00</text:p>
          </table:table-cell>
          <table:table-cell/>
          <table:table-cell table:style-name="ce64" office:value-type="string" calcext:value-type="string">
            <text:p>Dezembro</text:p>
          </table:table-cell>
          <table:table-cell table:style-name="ce66" office:value-type="float" office:value="155000" calcext:value-type="float">
            <text:p><text:s/>R$ 155.000,00 </text:p>
          </table:table-cell>
          <table:covered-table-cell table:style-name="ce36"/>
          <table:covered-table-cell table:style-name="ce64"/>
          <table:covered-table-cell table:style-name="ce37"/>
          <table:table-cell table:number-columns-repeated="1011"/>
        </table:table-row>
        <table:table-row table:style-name="ro3">
          <table:table-cell/>
          <table:table-cell table:style-name="ce42" office:value-type="string" calcext:value-type="string">
            <text:p>Aquisição de Equipamentos</text:p>
          </table:table-cell>
          <table:table-cell table:style-name="ce50" office:value-type="float" office:value="75000" calcext:value-type="float">
            <text:p>R$ 75.000,00</text:p>
          </table:table-cell>
          <table:table-cell table:number-columns-repeated="2" table:style-name="ce50" office:value-type="float" office:value="0" calcext:value-type="float">
            <text:p>R$ 0,00</text:p>
          </table:table-cell>
          <table:table-cell table:style-name="ce57" office:value-type="float" office:value="0" calcext:value-type="float">
            <text:p>R$ 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Pagamentos de Juros</text:p>
          </table:table-cell>
          <table:table-cell table:number-columns-repeated="3" table:style-name="ce50" office:value-type="float" office:value="3500" calcext:value-type="float">
            <text:p>R$ 3.500,00</text:p>
          </table:table-cell>
          <table:table-cell table:style-name="ce57" office:value-type="float" office:value="3500" calcext:value-type="float">
            <text:p>R$ 3.50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Despesas Operacionais</text:p>
          </table:table-cell>
          <table:table-cell table:number-columns-repeated="3" table:style-name="ce50" office:value-type="float" office:value="32000" calcext:value-type="float">
            <text:p>R$ 32.000,00</text:p>
          </table:table-cell>
          <table:table-cell table:style-name="ce57" office:value-type="float" office:value="32000" calcext:value-type="float">
            <text:p>R$ 32.00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Pagamento de Dividendos</text:p>
          </table:table-cell>
          <table:table-cell table:number-columns-repeated="2" table:style-name="ce50" office:value-type="float" office:value="0" calcext:value-type="float">
            <text:p>R$ 0,00</text:p>
          </table:table-cell>
          <table:table-cell table:style-name="ce50" office:value-type="float" office:value="30000" calcext:value-type="float">
            <text:p>R$ 30.000,00</text:p>
          </table:table-cell>
          <table:table-cell table:style-name="ce57" office:value-type="float" office:value="0" calcext:value-type="float">
            <text:p>R$ 0,00</text:p>
          </table:table-cell>
          <table:table-cell table:number-columns-repeated="1017"/>
        </table:table-row>
        <table:table-row table:style-name="ro4">
          <table:table-cell/>
          <table:table-cell table:style-name="ce43" office:value-type="string" calcext:value-type="string">
            <text:p>Total de Pagamentos:</text:p>
          </table:table-cell>
          <table:table-cell table:style-name="ce51" table:formula="of:=SUM([.C12:.C20])" office:value-type="float" office:value="356800" calcext:value-type="float">
            <text:p>R$ 356.800,00</text:p>
          </table:table-cell>
          <table:table-cell table:style-name="ce51" table:formula="of:=SUM([.D12:.D20])" office:value-type="float" office:value="267400" calcext:value-type="float">
            <text:p>R$ 267.400,00</text:p>
          </table:table-cell>
          <table:table-cell table:style-name="ce51" table:formula="of:=SUM([.E12:.E20])" office:value-type="float" office:value="289200" calcext:value-type="float">
            <text:p>R$ 289.200,00</text:p>
          </table:table-cell>
          <table:table-cell table:style-name="ce58" table:formula="of:=SUM([.F12:.F20])" office:value-type="float" office:value="263700" calcext:value-type="float">
            <text:p>R$ 263.700,00</text:p>
          </table:table-cell>
          <table:table-cell table:style-name="ce62"/>
          <table:table-cell table:number-columns-repeated="1016"/>
        </table:table-row>
        <table:table-row table:style-name="ro1">
          <table:table-cell/>
          <table:table-cell table:style-name="ce44" table:number-columns-spanned="5" table:number-rows-spanned="1"/>
          <table:covered-table-cell table:number-columns-repeated="3" table:style-name="ce17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(=) Caixa Gerado no Período</text:p>
          </table:table-cell>
          <table:table-cell table:style-name="ce50" table:formula="of:=[.C9]-[.C21]" office:value-type="float" office:value="-94100" calcext:value-type="float">
            <text:p>-R$ 94.100,00</text:p>
          </table:table-cell>
          <table:table-cell table:style-name="ce50" table:formula="of:=[.D9]-[.D21]" office:value-type="float" office:value="64700" calcext:value-type="float">
            <text:p>R$ 64.700,00</text:p>
          </table:table-cell>
          <table:table-cell table:style-name="ce50" table:formula="of:=[.E9]-[.E21]" office:value-type="float" office:value="26800" calcext:value-type="float">
            <text:p>R$ 26.800,00</text:p>
          </table:table-cell>
          <table:table-cell table:style-name="ce57" table:formula="of:=[.F9]-[.F21]" office:value-type="float" office:value="87300" calcext:value-type="float">
            <text:p>R$ 87.30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(+) Caixa Inicial</text:p>
          </table:table-cell>
          <table:table-cell table:style-name="ce50" office:value-type="float" office:value="40000" calcext:value-type="float">
            <text:p>R$ 40.000,00</text:p>
          </table:table-cell>
          <table:table-cell table:style-name="ce50" table:formula="of:=[.C25]" office:value-type="float" office:value="-54100" calcext:value-type="float">
            <text:p>-R$ 54.100,00</text:p>
          </table:table-cell>
          <table:table-cell table:style-name="ce50" table:formula="of:=[.D25]" office:value-type="float" office:value="10600" calcext:value-type="float">
            <text:p>R$ 10.600,00</text:p>
          </table:table-cell>
          <table:table-cell table:style-name="ce57" table:formula="of:=[.E25]" office:value-type="float" office:value="37400" calcext:value-type="float">
            <text:p>R$ 37.40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(=) Caixa Final</text:p>
          </table:table-cell>
          <table:table-cell table:style-name="ce50" table:formula="of:=[.C23]+[.C24]" office:value-type="float" office:value="-54100" calcext:value-type="float">
            <text:p>-R$ 54.100,00</text:p>
          </table:table-cell>
          <table:table-cell table:style-name="ce50" table:formula="of:=[.D23]+[.D24]" office:value-type="float" office:value="10600" calcext:value-type="float">
            <text:p>R$ 10.600,00</text:p>
          </table:table-cell>
          <table:table-cell table:style-name="ce50" table:formula="of:=[.E23]+[.E24]" office:value-type="float" office:value="37400" calcext:value-type="float">
            <text:p>R$ 37.400,00</text:p>
          </table:table-cell>
          <table:table-cell table:style-name="ce57" table:formula="of:=[.F23]+[.F24]" office:value-type="float" office:value="124700" calcext:value-type="float">
            <text:p>R$ 124.700,00</text:p>
          </table:table-cell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(-) Caixa Mínimo</text:p>
          </table:table-cell>
          <table:table-cell table:number-columns-repeated="3" table:style-name="ce53" office:value-type="float" office:value="25000" calcext:value-type="float">
            <text:p>R$ 25.000,00</text:p>
          </table:table-cell>
          <table:table-cell table:style-name="ce60" office:value-type="float" office:value="25000" calcext:value-type="float">
            <text:p>R$ 25.000,00</text:p>
          </table:table-cell>
          <table:table-cell table:number-columns-repeated="1017"/>
        </table:table-row>
        <table:table-row table:style-name="ro3">
          <table:table-cell/>
          <table:table-cell table:style-name="ce45" office:value-type="string" calcext:value-type="string">
            <text:p>(=) Financiamento Necessário ou Caixa Excedente</text:p>
          </table:table-cell>
          <table:table-cell table:style-name="ce54" table:formula="of:=[.C25]-[.C26]" office:value-type="float" office:value="-79100" calcext:value-type="float">
            <text:p>-R$ 79.100,00</text:p>
          </table:table-cell>
          <table:table-cell table:style-name="ce54" table:formula="of:=[.D25]-[.D26]" office:value-type="float" office:value="-14400" calcext:value-type="float">
            <text:p>-R$ 14.400,00</text:p>
          </table:table-cell>
          <table:table-cell table:style-name="ce54" table:formula="of:=[.E25]-[.E26]" office:value-type="float" office:value="12400" calcext:value-type="float">
            <text:p>R$ 12.400,00</text:p>
          </table:table-cell>
          <table:table-cell table:style-name="ce61" table:formula="of:=[.F25]-[.F26]" office:value-type="float" office:value="99700" calcext:value-type="float">
            <text:p>R$ 99.700,00</text:p>
          </table:table-cell>
          <table:table-cell table:number-columns-repeated="1017"/>
        </table:table-row>
        <table:table-row table:style-name="ro1">
          <table:table-cell/>
          <table:table-cell table:style-name="ce46"/>
          <table:table-cell table:number-columns-repeated="1021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7P0"/>
    </number:number-style>
    <number:date-style style:name="N138">
      <number:day/>
      <number:text>/</number:text>
      <number:month/>
      <number:text>/</number:text>
      <number:year number:style="long"/>
    </number:date-style>
    <number:date-style style:name="N139">
      <number:day/>
      <number:text>/</number:text>
      <number:month number:textual="true"/>
      <number:text>/</number:text>
      <number:year/>
    </number:date-style>
    <number:date-style style:name="N140">
      <number:day/>
      <number:text>/</number:text>
      <number:month number:textual="true"/>
    </number:date-style>
    <number:date-style style:name="N141">
      <number:month number:textual="true"/>
      <number:text>/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4:35:22.0606668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TEC ZONA LESTE</meta:initial-creator>
    <meta:creation-date>2022-04-04T12:46:21</meta:creation-date>
    <dc:date>2022-06-16T14:35:47.796635484</dc:date>
    <meta:generator>LibreOffice/7.2.7.2$Linux_X86_64 LibreOffice_project/20$Build-2</meta:generator>
    <meta:editing-duration>PT25S</meta:editing-duration>
    <meta:editing-cycles>2</meta:editing-cycles>
    <meta:document-statistic meta:table-count="1" meta:cell-count="149" meta:object-count="0"/>
    <meta:user-defined meta:name="AppVersion">16.0300</meta:user-defined>
    <meta:user-defined meta:name="Company">CPS</meta:user-defined>
    <meta:user-defined meta:name="ContentTypeId">0x010100CE5E78E23A539142B070DA7943D687B5</meta:user-defined>
  </office:meta>
</office:document-meta>
</file>